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be5b6" officeooo:paragraph-rsid="001be5b6"/>
    </style:style>
    <style:style style:name="P2" style:family="paragraph" style:parent-style-name="Standard">
      <style:text-properties officeooo:rsid="0025317b" officeooo:paragraph-rsid="0025317b"/>
    </style:style>
    <style:style style:name="P3" style:family="paragraph" style:parent-style-name="Standard">
      <style:text-properties fo:font-weight="bold" officeooo:rsid="0025317b" officeooo:paragraph-rsid="0025317b" style:font-weight-asian="bold" style:font-weight-complex="bold"/>
    </style:style>
    <style:style style:name="P4" style:family="paragraph" style:parent-style-name="Standard">
      <style:text-properties officeooo:rsid="002d5b40" officeooo:paragraph-rsid="002d5b40"/>
    </style:style>
    <style:style style:name="P5" style:family="paragraph" style:parent-style-name="Standard">
      <style:text-properties officeooo:rsid="002e4204" officeooo:paragraph-rsid="002e4204"/>
    </style:style>
    <style:style style:name="P6" style:family="paragraph" style:parent-style-name="Standard">
      <style:text-properties officeooo:rsid="002a59a5" officeooo:paragraph-rsid="002a59a5"/>
    </style:style>
    <style:style style:name="P7" style:family="paragraph" style:parent-style-name="Standard">
      <style:text-properties officeooo:rsid="0027f490" officeooo:paragraph-rsid="003451b9"/>
    </style:style>
    <style:style style:name="P8" style:family="paragraph" style:parent-style-name="Standard">
      <style:text-properties officeooo:rsid="00236fff" officeooo:paragraph-rsid="0033d225"/>
    </style:style>
    <style:style style:name="P9" style:family="paragraph" style:parent-style-name="Standard">
      <style:text-properties fo:font-style="italic" officeooo:rsid="00224926" officeooo:paragraph-rsid="00224926" style:font-style-asian="italic" style:font-style-complex="italic"/>
    </style:style>
    <style:style style:name="P10" style:family="paragraph" style:parent-style-name="Standard">
      <style:text-properties fo:font-style="italic" officeooo:rsid="002080a0" officeooo:paragraph-rsid="002080a0" style:font-style-asian="italic" style:font-style-complex="italic"/>
    </style:style>
    <style:style style:name="P11" style:family="paragraph" style:parent-style-name="Standard">
      <style:text-properties fo:font-style="italic" officeooo:rsid="001f6b60" officeooo:paragraph-rsid="001f6b60" style:font-style-asian="italic" style:font-style-complex="italic"/>
    </style:style>
    <style:style style:name="P12" style:family="paragraph" style:parent-style-name="Standard">
      <style:text-properties fo:font-style="italic" officeooo:rsid="001bb4da" officeooo:paragraph-rsid="001bb4da" style:font-style-asian="italic" style:font-style-complex="italic"/>
    </style:style>
    <style:style style:name="P13" style:family="paragraph" style:parent-style-name="Standard">
      <style:text-properties fo:font-style="italic" officeooo:rsid="00185569" officeooo:paragraph-rsid="00185569" style:font-style-asian="italic" style:font-style-complex="italic"/>
    </style:style>
    <style:style style:name="P14" style:family="paragraph" style:parent-style-name="Standard">
      <style:text-properties fo:font-style="italic" officeooo:rsid="0018c574" officeooo:paragraph-rsid="0018c574" style:font-style-asian="italic" style:font-style-complex="italic"/>
    </style:style>
    <style:style style:name="P15" style:family="paragraph" style:parent-style-name="Standard">
      <style:text-properties officeooo:rsid="002080a0" officeooo:paragraph-rsid="002080a0"/>
    </style:style>
    <style:style style:name="P16" style:family="paragraph" style:parent-style-name="Standard">
      <style:text-properties officeooo:rsid="001f6b60" officeooo:paragraph-rsid="001f6b60"/>
    </style:style>
    <style:style style:name="P17" style:family="paragraph" style:parent-style-name="Standard">
      <style:text-properties officeooo:rsid="001f6b60" officeooo:paragraph-rsid="001be5b6"/>
    </style:style>
    <style:style style:name="P18" style:family="paragraph" style:parent-style-name="Standard">
      <style:text-properties officeooo:rsid="001ebc16" officeooo:paragraph-rsid="001f6b60"/>
    </style:style>
    <style:style style:name="P19" style:family="paragraph" style:parent-style-name="Standard">
      <style:text-properties officeooo:rsid="001ebc16" officeooo:paragraph-rsid="001ebc16"/>
    </style:style>
    <style:style style:name="P20" style:family="paragraph" style:parent-style-name="Standard">
      <style:text-properties officeooo:rsid="0015e03b" officeooo:paragraph-rsid="0015e03b"/>
    </style:style>
    <style:style style:name="P21" style:family="paragraph" style:parent-style-name="Standard">
      <style:text-properties officeooo:rsid="00163efa" officeooo:paragraph-rsid="00163efa"/>
    </style:style>
    <style:style style:name="P22" style:family="paragraph" style:parent-style-name="Standard">
      <style:text-properties officeooo:paragraph-rsid="000a7257"/>
    </style:style>
    <style:style style:name="P23" style:family="paragraph" style:parent-style-name="Standard">
      <style:text-properties officeooo:rsid="00185569" officeooo:paragraph-rsid="00185569"/>
    </style:style>
    <style:style style:name="P24" style:family="paragraph" style:parent-style-name="Standard">
      <style:text-properties officeooo:rsid="001bb4da" officeooo:paragraph-rsid="001bb4da"/>
    </style:style>
    <style:style style:name="P25" style:family="paragraph" style:parent-style-name="Standard">
      <style:text-properties officeooo:rsid="0019eda0" officeooo:paragraph-rsid="001af23e"/>
    </style:style>
    <style:style style:name="P26" style:family="paragraph" style:parent-style-name="Standard">
      <style:text-properties officeooo:rsid="0019eda0" officeooo:paragraph-rsid="0019eda0"/>
    </style:style>
    <style:style style:name="P27" style:family="paragraph" style:parent-style-name="Standard">
      <style:text-properties officeooo:rsid="001af23e" officeooo:paragraph-rsid="001af23e"/>
    </style:style>
    <style:style style:name="P28" style:family="paragraph" style:parent-style-name="Standard">
      <style:text-properties officeooo:rsid="0018c574" officeooo:paragraph-rsid="0019eda0"/>
    </style:style>
    <style:style style:name="P29" style:family="paragraph" style:parent-style-name="Standard">
      <style:text-properties officeooo:rsid="0018c574" officeooo:paragraph-rsid="0018c574"/>
    </style:style>
    <style:style style:name="P30" style:family="paragraph" style:parent-style-name="Standard">
      <style:text-properties officeooo:rsid="001648c9" officeooo:paragraph-rsid="001648c9"/>
    </style:style>
    <style:style style:name="P31" style:family="paragraph" style:parent-style-name="Standard">
      <style:text-properties officeooo:rsid="00188c8b" officeooo:paragraph-rsid="00188c8b"/>
    </style:style>
    <style:style style:name="P32" style:family="paragraph" style:parent-style-name="Standard">
      <style:text-properties officeooo:rsid="0016dfa1" officeooo:paragraph-rsid="0016dfa1"/>
    </style:style>
    <style:style style:name="P33" style:family="paragraph" style:parent-style-name="Standard">
      <style:text-properties officeooo:rsid="00164d7a" officeooo:paragraph-rsid="00164d7a"/>
    </style:style>
    <style:style style:name="P34" style:family="paragraph" style:parent-style-name="Standard">
      <style:text-properties officeooo:rsid="00164155" officeooo:paragraph-rsid="00164155"/>
    </style:style>
    <style:style style:name="P35" style:family="paragraph" style:parent-style-name="Standard">
      <style:text-properties officeooo:rsid="00122e36" officeooo:paragraph-rsid="00122e36"/>
    </style:style>
    <style:style style:name="P36" style:family="paragraph" style:parent-style-name="Standard">
      <style:text-properties officeooo:rsid="00144d5f" officeooo:paragraph-rsid="00144d5f"/>
    </style:style>
    <style:style style:name="P37" style:family="paragraph" style:parent-style-name="Standard">
      <style:text-properties officeooo:rsid="00104360" officeooo:paragraph-rsid="00104360"/>
    </style:style>
    <style:style style:name="P38" style:family="paragraph" style:parent-style-name="Standard">
      <style:text-properties officeooo:paragraph-rsid="000c2002"/>
    </style:style>
    <style:style style:name="P39" style:family="paragraph" style:parent-style-name="Standard">
      <style:text-properties officeooo:rsid="000a7257" officeooo:paragraph-rsid="000c2002"/>
    </style:style>
    <style:style style:name="P40" style:family="paragraph" style:parent-style-name="Standard">
      <style:text-properties officeooo:rsid="000a7257" officeooo:paragraph-rsid="000a7257"/>
    </style:style>
    <style:style style:name="P41" style:family="paragraph" style:parent-style-name="Standard">
      <style:text-properties officeooo:rsid="00022b33" officeooo:paragraph-rsid="00022b33"/>
    </style:style>
    <style:style style:name="P42" style:family="paragraph" style:parent-style-name="Standard">
      <style:text-properties officeooo:paragraph-rsid="00044292"/>
    </style:style>
    <style:style style:name="P43" style:family="paragraph" style:parent-style-name="Standard">
      <style:text-properties officeooo:paragraph-rsid="0009623d"/>
    </style:style>
    <style:style style:name="P44" style:family="paragraph" style:parent-style-name="Standard">
      <style:text-properties officeooo:paragraph-rsid="0006b146"/>
    </style:style>
    <style:style style:name="P45" style:family="paragraph" style:parent-style-name="Standard">
      <style:text-properties officeooo:rsid="00044292" officeooo:paragraph-rsid="00044292"/>
    </style:style>
    <style:style style:name="T1" style:family="text">
      <style:text-properties fo:background-color="#ffff00" loext:char-shading-value="0"/>
    </style:style>
    <style:style style:name="T2" style:family="text">
      <style:text-properties officeooo:rsid="0025317b" fo:background-color="#ffff00" loext:char-shading-value="0"/>
    </style:style>
    <style:style style:name="T3" style:family="text">
      <style:text-properties officeooo:rsid="00026e45"/>
    </style:style>
    <style:style style:name="T4" style:family="text">
      <style:text-properties officeooo:rsid="00044292"/>
    </style:style>
    <style:style style:name="T5" style:family="text">
      <style:text-properties officeooo:rsid="0004b9ab"/>
    </style:style>
    <style:style style:name="T6" style:family="text">
      <style:text-properties officeooo:rsid="0006b146"/>
    </style:style>
    <style:style style:name="T7" style:family="text">
      <style:text-properties officeooo:rsid="00083532"/>
    </style:style>
    <style:style style:name="T8" style:family="text">
      <style:text-properties officeooo:rsid="0009623d"/>
    </style:style>
    <style:style style:name="T9" style:family="text">
      <style:text-properties officeooo:rsid="000a7257"/>
    </style:style>
    <style:style style:name="T10" style:family="text">
      <style:text-properties officeooo:rsid="000c2002"/>
    </style:style>
    <style:style style:name="T11" style:family="text">
      <style:text-properties officeooo:rsid="000ded39"/>
    </style:style>
    <style:style style:name="T12" style:family="text">
      <style:text-properties officeooo:rsid="000a7257" fo:background-color="#fff200" loext:char-shading-value="0"/>
    </style:style>
    <style:style style:name="T13" style:family="text">
      <style:text-properties officeooo:rsid="00104360"/>
    </style:style>
    <style:style style:name="T14" style:family="text">
      <style:text-properties officeooo:rsid="001446bc"/>
    </style:style>
    <style:style style:name="T15" style:family="text">
      <style:text-properties officeooo:rsid="00144d5f"/>
    </style:style>
    <style:style style:name="T16" style:family="text">
      <style:text-properties officeooo:rsid="00163efa"/>
    </style:style>
    <style:style style:name="T17" style:family="text">
      <style:text-properties officeooo:rsid="00164d7a"/>
    </style:style>
    <style:style style:name="T18" style:family="text">
      <style:text-properties officeooo:rsid="0016dfa1"/>
    </style:style>
    <style:style style:name="T19" style:family="text">
      <style:text-properties fo:background-color="transparent" loext:char-shading-value="0"/>
    </style:style>
    <style:style style:name="T20" style:family="text">
      <style:text-properties officeooo:rsid="0019eda0"/>
    </style:style>
    <style:style style:name="T21" style:family="text">
      <style:text-properties officeooo:rsid="001ae9aa"/>
    </style:style>
    <style:style style:name="T22" style:family="text">
      <style:text-properties officeooo:rsid="001bb4da"/>
    </style:style>
    <style:style style:name="T23" style:family="text">
      <style:text-properties officeooo:rsid="001cb243"/>
    </style:style>
    <style:style style:name="T24" style:family="text">
      <style:text-properties officeooo:rsid="0025317b"/>
    </style:style>
    <style:style style:name="T25" style:family="text">
      <style:text-properties officeooo:rsid="00294082"/>
    </style:style>
    <style:style style:name="T26" style:family="text">
      <style:text-properties officeooo:rsid="002e4204"/>
    </style:style>
    <style:style style:name="T27" style:family="text">
      <style:text-properties officeooo:rsid="00301206"/>
    </style:style>
    <style:style style:name="T28" style:family="text">
      <style:text-properties fo:font-size="12pt" officeooo:rsid="0025317b" style:font-size-asian="12pt" style:font-size-complex="12pt"/>
    </style:style>
    <style:style style:name="T29" style:family="text">
      <style:text-properties fo:font-size="12pt" officeooo:rsid="00294082" style:font-size-asian="12pt" style:font-size-complex="12pt"/>
    </style:style>
    <style:style style:name="T30" style:family="text">
      <style:text-properties officeooo:rsid="0037736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Początek pierwszego rozdziału</text:p>
      <text:p text:style-name="Standard">Wraz z karczmarzem, dochodzimy do zamkniętej starej karczmy</text:p>
      <text:p text:style-name="Standard"/>
      <text:p text:style-name="Standard">Karczmarz zaczyna rozmowę</text:p>
      <text:p text:style-name="Standard"/>
      <text:p text:style-name="Standard">- Jesteśmy, to moja pierwsza karczma, tyle mam z nią wspomnień… do dziś pamiętam mojego pierwszego klienta. Nie wiem czy wiesz, ale opuściłem te miejsce z powodu zgiełku. Potrzebowałem trochę ciszy i spokoju. Karczmę na tamtej wyspie zbudowałem rok po przeprowadzeniu się tam, a i tak było to tylko kilka desek i dach. Początkowo przypływali tam rybacy, żeby sobie zrobić przerwę w pracy, dopiero potem ludzie stąd specjalnie przemierzali tak kawał drogi, aby zagościć w mojej karczmie, przez co została rozbudowana to tego co widziałaś.</text:p>
      <text:p text:style-name="Standard">Ale dobrze, dość tego wspominania. Zamierzam otworzyć na nowo moją starą karczmę, ludzie potrzebują miejsca gdzie będą mogli zapomnieć choć przez chwilę, o codziennych zmartwieniach.</text:p>
      <text:p text:style-name="Standard">Jeśli będziesz czegoś potrzebowała możesz mnie odwiedzić i pytać śmiało.</text:p>
      <text:p text:style-name="Standard">- Jak się dostać do zamku?</text:p>
      <text:p text:style-name="Standard">- Chcesz dostać się do zamku… mhm… Będzie ciężko, słyszałem, że zamknięto bramę przez jakąś bestie i wieśniaków, którzy zaczęli protestować. Nie pamiętam przeciwko czemu, ale wsioki jak to wsioki coś im wpadnie w ucho, jeden drugiemu przekaże po swojemu i potem zaczynają się nieporozumienia. Jakby tak od czasu do czasu ktoś na środku placu wygłaszał krótką przemowę, wiesz o co mi chodzi takie ogłoszenia co się dzieje w okolicy i dlaczego, a nie tak wszystko z trzeciej ręki. Ale wracając do tematu, słyszałem o tym miesiąc temu, więc może coś się zmieniło, choć na to bym nie liczył, żeby cokolwiek zmieniło się na lepsze zawsze trzeba długo czekać, zamknąć bramę umieją szybko a potem przez biurokracje na otwarcie ją można i czekać rok.</text:p>
      <text:p text:style-name="Standard">- Więc jak mam dostać się do zamku?</text:p>
      <text:p text:style-name="Standard">- Nie mam pojęcia, najlepiej jak porozmawiasz ze starostą tutejszej wioski Na… Natorów… Natworów… Nawrotów! Tak! Tak się nazywała jak mnie pamięć nie myli. On będzie pewnie wiedział co teraz w trawie piszczy.</text:p>
      <text:p text:style-name="Standard">- Rozumiem, porozmawiam z nim w takim razie.</text:p>
      <text:p text:style-name="Standard">- Poczekaj zanim pójdziesz, to zabierz ze sobą tę paczkę, którą dał mi w porcie tutejszy przewoźnik, jest dla niejakiego Maćka, nie wiem czy go widziałaś, był na mojej wyspie w dzień twojego pojawienia się. Młody smutny chłopak, może rozweseli się gdy dostanie paczkę. Powinien się gdzieś błąkać po wiosce, może nawet w niej mieszka.</text:p>
      <text:p text:style-name="Standard">- Kojarzę go, przekaże mu ją, gdy go spotkam.</text:p>
      <text:p text:style-name="Standard">- Dziękuję, bo nie mam czasu iść do wioski, muszę zająć się moją karczmą. Jeśli masz jeszcze jakieś pytania nie krępuj się.</text:p>
      <text:p text:style-name="Standard"/>
      <text:p text:style-name="Standard">Opcje do wyboru:</text:p>
      <text:p text:style-name="Standard">- Opowiedz mi coś o tej krainie.</text:p>
      <text:p text:style-name="Standard">- Jak się dostać do wioski?</text:p>
      <text:p text:style-name="Standard">- Opowiedz mi o wiosce.</text:p>
      <text:p text:style-name="Standard">- Co powinnam wiedzieć o Sołtysie?</text:p>
      <text:p text:style-name="Standard">- Potrzebuję pieniędzy.</text:p>
      <text:p text:style-name="Standard">- To wszystko, dziękuję za pomoc.</text:p>
      <text:p text:style-name="Standard"/>
      <text:p text:style-name="Standard"/>
      <text:p text:style-name="Standard"/>
      <text:p text:style-name="Standard"/>
      <text:p text:style-name="Standard">- Opowiedz mi coś o tej krainie.</text:p>
      <text:p text:style-name="Standard">- Nazywa się Rines, jest to piękna kraina, choć nie mnie oceniać, bo za jej granice się nie zapuszczałem... Oprócz dużego lasu i wioski możesz zwiedzić starą kopalnię, piękne jezioro, w którym ryb jest niemało i nie mówię tu o jakiś rybach, które można trzymać w dzbanku, a o wielkich okazach, które mógłby zagościć nie na jednej uczcie wielkich magów. <text:span text:style-name="T1">&lt;&lt;&lt;&lt;Na </text:span><text:soft-page-break/><text:span text:style-name="T1">północy&gt;&gt;&gt;&gt; </text:span>znajduje się stara kopalnia soli/węgla, ale od wielu lat jest zamknięta. <text:span text:style-name="T1">&lt;&lt;&lt;&lt;Na zachodzie&gt;&gt;&gt;&gt;</text:span> znajduje się cmentarz z wielką kryptą, ale nie radzę się tam zapuszczać, ponoć jest nawiedzona. No i jest jeszcze zamek, duże miasto, byłem tam kilka razy, ale nie będę dużo opowiadać, może samej uda ci się je zwiedzić.</text:p>
      <text:p text:style-name="Standard"/>
      <text:p text:style-name="Standard"/>
      <text:p text:style-name="Standard">- Jak się dostać do wioski?</text:p>
      <text:p text:style-name="Standard">- Udaj się tą ścieżką, zejdziesz nią do doliny aż dojesz do mostu. W trakcie schodzenia będziesz miała widok na całą dolinę, jeśli nie masz problemów ze wzrokiem to już powinnaś dostrzec wioskę. Następnie prostą drogą przez las dojesz do wioski</text:p>
      <text:p text:style-name="Standard"/>
      <text:p text:style-name="Standard"/>
      <text:p text:style-name="Standard">- Opowiedz mi o wiosce.</text:p>
      <text:p text:style-name="Standard">- Wioska jak wioska, wszędzie pełno ludzi, każdy coś gada, pchają się i przepychają, jakby nie mogli chwilę poczekać, a niby na wsi życie płynie spokojniej… Nie licząc Starosty nie ma wiele osób z którymi warto by było rozmawiać, ale jak tam dotrzesz, to sama ocenisz.</text:p>
      <text:p text:style-name="Standard"/>
      <text:p text:style-name="Standard"/>
      <text:p text:style-name="Standard"/>
      <text:p text:style-name="Standard">- Co powinnam wiedzieć o Sołtysie?</text:p>
      <text:p text:style-name="Standard">- Rzadko gościł w mojej karczmie, nawet gdy była ona jeszcze tutaj. Ale nawet jak przychodził to siadał sam przy oknie i pijąc pogrążał się w zadumie. Próbowałem go kilka razy zagadać, ale nie był zbytnio rozmowny. Jak z nim będziesz rozmawiała to mów prosto z mostu, z tego co słyszałem nie lubi jak ktoś owija w bawełnę.</text:p>
      <text:p text:style-name="Standard">- Rozumiem.</text:p>
      <text:p text:style-name="Standard">- W sumie bez problemu się dogadacie...</text:p>
      <text:p text:style-name="Standard"/>
      <text:p text:style-name="Standard"/>
      <text:p text:style-name="Standard">- Potrzebuję pieniędzy.</text:p>
      <text:p text:style-name="Standard">- Nie mam przy sobie zbyt dużo monet, ale niedaleko karczmy w gęstwinie przy charakterystycznym drzewie ukryłem skrzynię. Jest zapieczętowana specjalną magią, aby ją otworzyć potrzebna jest prawidłowa kombinacja specjalnych znaków. Jest prosta zaczynasz od znaku północ (od górnego znaku) a potem już ruchem okrężnym zgodnie z ruchem słońca. Znajdziesz tam parę monet i kilka może przydatnych przedmiotów . </text:p>
      <text:p text:style-name="Standard"/>
      <text:p text:style-name="Standard"/>
      <text:p text:style-name="Standard">- To wszystko, dziękuję za pomoc.</text:p>
      <text:p text:style-name="Standard">- Uważaj na siebi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Rozmowa z Sołtysem</text:p>
      <text:p text:style-name="Standard"/>
      <text:p text:style-name="Standard">- <text:span text:style-name="T3">Witaj</text:span></text:p>
      <text:p text:style-name="Standard">- <text:span text:style-name="T3">Czego chcesz? Nie lubię obcych w mojej wsi, zjeżdżaj stąd, bo zawołam moją milicje wiejską.</text:span></text:p>
      <text:p text:style-name="Standard">- <text:span text:style-name="T3">Spokojnie, nie zagoszczę tu długo, chcę się dostać do miasta.</text:span></text:p>
      <text:p text:style-name="Standard">- <text:span text:style-name="T3">Do miasta mówisz, nie uda ci się, brama jest zamknięta, wpuszczają tylko ludzi, którzy mają stosowne dokumenty.</text:span></text:p>
      <text:p text:style-name="Standard">- <text:span text:style-name="T3">Dlaczego zamknięto bramę?</text:span></text:p>
      <text:p text:style-name="Standard">- <text:span text:style-name="T3">Z powodu zamieszek jakie ostatnio tu panują, banda chłopów dostała cegłówką po łbach i wymyślili jakieś teorie spiskowe, kazałem ich wywalić z naszej wioski, jeśli ty też planujesz jakieś awantury, zastanów się lepiej dwa razy. </text:span><text:s/><text:span text:style-name="T3">Drugim powodem jest bestia, która od dłuższego czasu tu grasuje, zabiła już kilka porządnych ludzi z tej wioski, dlatego nie radzę zapuszczać się w las, szczególnie w nocy.</text:span></text:p>
      <text:p text:style-name="Standard"/>
      <text:p text:style-name="Standard">- <text:span text:style-name="T4">Jest jakiś sposób na dostanie się do miasta?</text:span></text:p>
      <text:p text:style-name="Standard">- <text:span text:style-name="T4">Opowiedz mi o tej wiosce.</text:span></text:p>
      <text:p text:style-name="Standard">- <text:span text:style-name="T4">Czy jest coś ciekawego w okolicy?</text:span></text:p>
      <text:p text:style-name="Standard">- <text:span text:style-name="T4">To wszystko, do widzenia </text:span></text:p>
      <text:p text:style-name="Standard"/>
      <text:p text:style-name="Standard"/>
      <text:p text:style-name="Standard"/>
      <text:p text:style-name="P42">- <text:span text:style-name="T4">Jest jakiś sposób na dostanie się do miasta?</text:span></text:p>
      <text:p text:style-name="P42">- <text:span text:style-name="T4">Aby przejść przez bramę musisz pokazać glejt strażnikom. Ale w wiosce nigdzie takiego nie dostaniesz. Jest jeszcze inna droga za mury, ale nie będę mówił o naszych ścieżkach byle pierwszej lepszej włóczędze.</text:span></text:p>
      <text:p text:style-name="P42"/>
      <text:p text:style-name="P45">- Czego chcesz w zamian za informacje o alternatywnej drodze do miasta?</text:p>
      <text:p text:style-name="P45">- Gadaj albo…</text:p>
      <text:p text:style-name="P42"/>
      <text:p text:style-name="P45">- Czego chcesz w zamian za informacje o alternatywnej drodze do miasta?</text:p>
      <text:p text:style-name="P42">- <text:span text:style-name="T5">Mądra z ciebie dziewczyna. Lubię przeprowadzać interesy, szczególnie te które najbardziej się opłacają. Widzisz jest pewne zadanie, do którego brakuje mi ludzi. Ale nie powierzę ci go od razu, widzisz jestem dość… ostrożnym człowiekiem i choć twoje życie mnie nie obchodzi, to muszę sprawdzić czy nie tyle mu podołasz, co można tobie zaufać.</text:span></text:p>
      <text:p text:style-name="P42">- <text:span text:style-name="T5">Więc co mam zrobić, by zyskać twoje zaufanie?</text:span></text:p>
      <text:p text:style-name="P42">- <text:span text:style-name="T5">Przekonaj do siebie miejscowych, to przekonasz i mnie.</text:span></text:p>
      <text:p text:style-name="P42">- <text:span text:style-name="T5">Jak mam to zrobić, wszyscy w wiosce trzymają się ode mnie z daleka i nie spotkałam nikogo, kto chciałby ze mną rozmawiać.</text:span></text:p>
      <text:p text:style-name="P42">- <text:span text:style-name="T5">To nie jest przeszkoda, powiedz, że ja cię przysyłam.</text:span></text:p>
      <text:p text:style-name="P42">- <text:span text:style-name="T5">Dobrze, zobaczę czy zyskam zaufanie twoich ludzi.</text:span></text:p>
      <text:p text:style-name="P42"/>
      <text:p text:style-name="P42"/>
      <text:p text:style-name="P45">- Gadaj albo…</text:p>
      <text:p text:style-name="P42">- <text:span text:style-name="T4">Albo co? Spróbuj tylko podnieść na mnie rękę, a moi ludzie bez wahania przebija ciebie widłami. Nie jestem dobrodusznym człowiekiem, który pomaga każdemu, kto do mnie przyjedzie. Pamiętaj wszystko kosztuje. Przysługa za <text:s/>przysługę, tak to tutaj działa.</text:span></text:p>
      <text:p text:style-name="P42">- <text:span text:style-name="T5">Czego chcesz w takim razie?</text:span></text:p>
      <text:p text:style-name="P44">- <text:span text:style-name="T6">Mam zadanie, do którego brakuje mi ludzi. Ale po tym co przed chwilą zaszło, będziesz musiała pomóc nie tylko mnie. Nie lubię, gdy ktoś podnosi na mnie głos, zapamiętaj to. Przekonaj do siebie miejscowych, a zyskasz moje zaufanie.</text:span></text:p>
      <text:p text:style-name="P44">- <text:span text:style-name="T5">Jak mam to zrobić, wszyscy w wiosce trzymają się ode mnie z daleka i nie spotkałam nikogo, kto chciałby ze mną rozmawiać.</text:span></text:p>
      <text:p text:style-name="P44"><text:soft-page-break/>- <text:span text:style-name="T6">Powinienem powiedzieć radź sobie sama, ale znaj moją łaskawość. Powiedz, że ja cię przysyłam, a ludzie wysłuchom cię, przynajmniej większość.</text:span></text:p>
      <text:p text:style-name="P44">- <text:span text:style-name="T5">Dobrze, zobaczę czy zyskam zaufanie twoich ludzi.</text:span></text:p>
      <text:p text:style-name="P42"/>
      <text:p text:style-name="P42"/>
      <text:p text:style-name="P42">- <text:span text:style-name="T4">Opowiedz mi o tej wiosce.</text:span></text:p>
      <text:p text:style-name="P42">- <text:span text:style-name="T7">Zwana jest wioską Nawrotów. Nie jest nas tu dużo, a i wioska nie jest może ogromna i bogata, ale radzimy sobie. Kluczem do sukcesu jest dyscyplina i nie zadawanie się z każdo nowo przybyłem włóczęgom. Kilka tygodni przylazł tu taki jeden i wmówił paru chłopom, że magia którą używamy do użyźnienia gleby jest szkodliwa. I ci debile uwierzyli! Wygoniłem ich wszystkich z terenu wioski, jak chcesz posłuchać tej paplaniny, to śmiało, nie uciekli za daleko, rozstawili obóz kilka metrów od wioski.</text:span></text:p>
      <text:p text:style-name="P42"/>
      <text:p text:style-name="P42"/>
      <text:p text:style-name="P42">- <text:span text:style-name="T4">Czy jest coś ciekawego w okolicy?</text:span></text:p>
      <text:p text:style-name="P42">- <text:span text:style-name="T8">Zależy co masz na myśli. Mamy piękne jezioro, las, łąki i pola. Starą kopalnie, która jest już zamknięta od ponad 10 lat. Cmentarz ze starą kryptą, w którym leży parę znanych i szanownych ludzi z tej krainy.</text:span></text:p>
      <text:p text:style-name="P43"/>
      <text:p text:style-name="P42"/>
      <text:p text:style-name="P42">- <text:span text:style-name="T4">To wszystko, do widzenia</text:span></text:p>
      <text:p text:style-name="P42">- <text:span text:style-name="T4">Żegnam. </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Rozmowa z Jero Protestującym</text:p>
      <text:p text:style-name="Standard"/>
      <text:p text:style-name="Standard">- Nie zawracaj mi głowy, nie widzisz że jestem zajęty</text:p>
      <text:p text:style-name="Standard">- Kim jesteś?</text:p>
      <text:p text:style-name="P41">- Jestem Jero protestant.</text:p>
      <text:p text:style-name="P41">- Chyba protestujący</text:p>
      <text:p text:style-name="P41">- No… przecie mówię. Te głupie ludzie ze wsi niszczą ziemie stosując magiczne środki zamiast zdać się na naturę.</text:p>
      <text:p text:style-name="P41">- Nie mieszkasz w wiosce?</text:p>
      <text:p text:style-name="P41">- Mieszkam… ale ja nie stąd. <text:span text:style-name="T9">Mieszkałem w wiosce </text:span><text:span text:style-name="T12">NAZWA</text:span><text:span text:style-name="T9">, to na północ stąd. Ale wyrzucili mnie stamtąd...</text:span></text:p>
      <text:p text:style-name="Standard">- <text:span text:style-name="T9">Dlaczego?</text:span></text:p>
      <text:p text:style-name="P22">- <text:span text:style-name="T9">A bo te durne chłopy nie wiedzą, że zatruwają środowisko, a jak zacząłem im wyjaśniać jakie to skutki yyy… no ten… w sensie do czego to doprowadzi, to zaczęli mnie obrzucać kamieniami i wygnili mnie z wioski. Tu na szczęści kilka mądrych się znalazło. No to ich ten… nauczam, no…</text:span></text:p>
      <text:p text:style-name="P40"><text:soft-page-break/>- Nauczasz?</text:p>
      <text:p text:style-name="P22">-<text:span text:style-name="T9">No taa, chcesz się trochę no ten… doksz, do…</text:span></text:p>
      <text:p text:style-name="P22">- <text:span text:style-name="T9">Dokształcić?</text:span></text:p>
      <text:p text:style-name="P22">- <text:span text:style-name="T9">No, mówię przecie.</text:span></text:p>
      <text:p text:style-name="P22"/>
      <text:p text:style-name="P22">- <text:span text:style-name="T9">Powiedz mi o tej szkodliwej magii.</text:span></text:p>
      <text:p text:style-name="P38">- <text:span text:style-name="T9">Opowiedz mi o okolicy</text:span></text:p>
      <text:p text:style-name="P39">- Wiesz jak dostać się do miasta?</text:p>
      <text:p text:style-name="P22">- <text:span text:style-name="T10">Musze iść.</text:span></text:p>
      <text:p text:style-name="P22"/>
      <text:p text:style-name="P22"/>
      <text:p text:style-name="P22"/>
      <text:p text:style-name="P22"/>
      <text:p text:style-name="P22"/>
      <text:p text:style-name="P38">- <text:span text:style-name="T9">Powiedz mi o tej szkodliwej magii.</text:span></text:p>
      <text:p text:style-name="P38">- <text:span text:style-name="T10">Bo to wszystko przez gwałtowną modyfikacje organiczną, w skrócie GMO. Magia która jest używana do użyźnienia gleby i przyspieszenia wzrostu plonów, może i wygląda efektownie i działa efektywnie, ale prowadzi do długotrwałych uszkodzeń roślin na poziomie molekularnym. Zwierzęta i my spożywając te rośliny możemy nie odczuć od razu ich skutków. Ale tak zmodyfikowane rośliny wpływają na nasze zdrowie i geny, które mogą mutować. Co spowoduje nieuleczalną chorobę i śmierć.</text:span></text:p>
      <text:p text:style-name="P38">- <text:span text:style-name="T10">Rozumiem… powiedz mi skąd to wiesz?</text:span></text:p>
      <text:p text:style-name="P38">- <text:span text:style-name="T11">No ten, no, czytałem o tym</text:span></text:p>
      <text:p text:style-name="P38">- <text:span text:style-name="T11">Czytałeś?</text:span></text:p>
      <text:p text:style-name="P38">- <text:span text:style-name="T11">Znaczy czytał mi o tym jeden taki mag, pomagałem mu, prowadził jakiś eksperymenta. Często mówił sam do siebie, to go ten, no słuchałem. Jak to mag, to uczony, jak czytał i zapisywał to znaczy, że mądry.</text:span></text:p>
      <text:p text:style-name="P38">- <text:span text:style-name="T11">Pewnie tak...</text:span></text:p>
      <text:p text:style-name="P38"/>
      <text:p text:style-name="P38"/>
      <text:p text:style-name="P38">- <text:span text:style-name="T9">Opowiedz mi o okolicy</text:span></text:p>
      <text:p text:style-name="P38">- <text:span text:style-name="T11">Jak dla mnie dużo ciekawych rzeczy tu nie ma. Oprócz wioski do której nie mam od jakiegoś czasu wstępu, to no ten… jest opuszczona kopalnia na wschodzie, a na zachodzie jakiś cmentarz, ale nie radzę okradać grobów, pełno tam duchów… nie żebym próbował, ale tak tylko słyszałem.</text:span></text:p>
      <text:p text:style-name="P38"/>
      <text:p text:style-name="P38"/>
      <text:p text:style-name="P38"/>
      <text:p text:style-name="P39">- Wiesz jak dostać się do miasta?</text:p>
      <text:p text:style-name="P38">- <text:span text:style-name="T11">Nie… ale nie radzę próbować przebiec przez główną bramę, strażnicy są szybcy… i mocno biją… a w mieście to dopiero miałbym posłuch…. Tam ludzie są mądrzejsi, na pewno by zrozumieli szkodliwość magii używanej do uprawy.</text:span></text:p>
      <text:p text:style-name="P38">- <text:span text:style-name="T13">Dziękuję, za radę</text:span></text:p>
      <text:p text:style-name="P38">- <text:span text:style-name="T13">Jak będziesz miała zbyteczny glejt, albo znajdziesz jakąś dzirę w murze to daj mi znać.</text:span></text:p>
      <text:p text:style-name="P38"/>
      <text:p text:style-name="P38"/>
      <text:p text:style-name="P38"/>
      <text:p text:style-name="P38">- <text:span text:style-name="T10">Musze iść.</text:span></text:p>
      <text:p text:style-name="P38">- <text:span text:style-name="T10">Pamiętaj, GMO jest złe, zniszczy cię.</text:span></text:p>
      <text:p text:style-name="P22"/>
      <text:p text:style-name="P22"/>
      <text:p text:style-name="P22"/>
      <text:p text:style-name="P22"/>
      <text:p text:style-name="P37"><text:soft-page-break/>Przy wejściu do wioski widzimy dużą grupę wieśniaków, która stoi wokół chałupy. Na dachu znajduje się Maciek.</text:p>
      <text:p text:style-name="P37">Tłum wokół krzyczy:</text:p>
      <text:p text:style-name="P37">- Skacz! Na co czekasz!</text:p>
      <text:p text:style-name="P37">- Nie rób tego, kto będzie przynosił wodę!</text:p>
      <text:p text:style-name="P37">- Zrób to i tak do niczego się nie nadajesz!</text:p>
      <text:p text:style-name="P37">- Nareszcie będzie spokój, nie będzie się plątał pod nogami</text:p>
      <text:p text:style-name="P22"/>
      <text:p text:style-name="P37">Maciek skacze, cisza.</text:p>
      <text:p text:style-name="P37">Upada na wóz z sianem, który nagle podjechał.</text:p>
      <text:p text:style-name="P37"/>
      <text:p text:style-name="P37">Ktoś w kapturze zaczyna się odlać, przechodzi obok nas i mówi.</text:p>
      <text:p text:style-name="P37">- Ciekawy pomysł… można to wykorzystać do naszego zakonu.</text:p>
      <text:p text:style-name="P22"/>
      <text:p text:style-name="P22"/>
      <text:p text:style-name="P22"/>
      <text:p text:style-name="P22"/>
      <text:p text:style-name="P22"/>
      <text:p text:style-name="P22"/>
      <text:p text:style-name="P22"/>
      <text:p text:style-name="P36">Przed rozmową ze Sołtysem</text:p>
      <text:p text:style-name="P36">- Odejdź, nie gadam z byle jakim przybłędą i pospólstwem. Już wystarczy, że mnie chłopi zaczepiają i marudzą.</text:p>
      <text:p text:style-name="P35"/>
      <text:p text:style-name="P35"/>
      <text:p text:style-name="P35">Hiena Cmentarna</text:p>
      <text:p text:style-name="P35"/>
      <text:p text:style-name="P35">- Witaj, przysyła mnie Sołtys.</text:p>
      <text:p text:style-name="P35">- Wiem, jego człowiek przyszedł do mnie i wszystko mi powiedział. Przychodzi<text:span text:style-name="T15">sz</text:span>, żeby zyskać moje poparcie u Sołtysa, tak się akurat składa, że jest coś co możesz dla mnie zrobić, a mógłbym się odwdzięczyć w ten sposób.</text:p>
      <text:p text:style-name="P35">- Co mam zrobić?</text:p>
      <text:p text:style-name="P35">- Widzisz, niedaleko stąd jest stary cmentarz, a na jego terenie znajduje się stara krypta. Spoczywa tam mój dziadek, bardzo szlachetny człowiek, pomagał tutejszym chłopom finansowo.</text:p>
      <text:p text:style-name="P35">- Finansowo? Nie jesteś rolnikiem?</text:p>
      <text:p text:style-name="P35">- Co? Ja? Nie, wypraszam sobie. Jestem szlachetnie urodzony, moja rodzina mieszka w mieście, tutaj znajduje się tylko nasza posiadłość, do której od czasu do czasu przyjeżdżam, żeby poczuć wiejskie klimaty. <text:span text:style-name="T14">Teraz akurat się wkopałem, bo kilka dni przed zamknięciem bramy przyjechałem tu, a teraz nie mogę wrócić, bo nie posiadam przy sobie żadnych dokumentów, a te pacany przy bramie nie chcą mnie wysłuchać.</text:span></text:p>
      <text:p text:style-name="P35">- <text:span text:style-name="T14">Rozumiem, wrócimy do zadania, jakie chcesz mi powierzyć.</text:span></text:p>
      <text:p text:style-name="P35">- <text:span text:style-name="T14">Jak wspominałem, mój dziadek, wspaniały człowiek, wolał, żyć wśród tych wieśniaków, wspomagał pieniężnie oraz dobrą radą. Zmarł kilka lat temu i zostać pochowany w tutejszej krypcie, nie było mnie niestety przy jego śmierci, gdyż wyjechałem w interesach… Dziadek zawsze wspomniał, że gdy umrze to ja odziedziczę po jego śmierci jego sygnet, niestety został pochowany razem z nim. Jeśli byłabyś taka miła i przyniosła mi go, chętnie stawie się za tobą u miejscowego Sołtysa.</text:span></text:p>
      <text:p text:style-name="P35">- <text:span text:style-name="T14">Dlaczego sam nie możesz tego zrobić?</text:span></text:p>
      <text:p text:style-name="P35">- <text:span text:style-name="T14">Żartujesz sobie? Pełno tam duchów, aż ciarki przechodzą mnie na samą myśl.</text:span></text:p>
      <text:p text:style-name="P35">- <text:span text:style-name="T14">Dobrze, przyniosę ci ten pierścień.</text:span></text:p>
      <text:p text:style-name="P35">- <text:span text:style-name="T15">Tylko się pośpiesz.</text:span></text:p>
      <text:p text:style-name="P35"/>
      <text:p text:style-name="P20"><text:soft-page-break/>Po zwiedzeniu krypty dochodzimy do sarkofagu dziadka Antoniego.</text:p>
      <text:p text:style-name="P20"/>
      <text:p text:style-name="P20">- Kto zakłóca mój spokój.</text:p>
      <text:p text:style-name="P20">- <text:span text:style-name="T1">Mam na imię (lub bez tego). </text:span>Wybacz, że zakłócam twój spokój, przybywam w imieniu twojego wnuka, prosił mnie o przyniesienie twojego sygnetu, który był mu obiecany przez ciebie przed śmiercią.</text:p>
      <text:p text:style-name="P20"/>
      <text:p text:style-name="P20">Wersja, gdy Antoni to jego wnuk</text:p>
      <text:p text:style-name="P22"/>
      <text:p text:style-name="P34">- Antoni? Ten łajdak? Nie dość, że zawsze m<text:span text:style-name="T30">ę</text:span>dził o pieniądze, które trwonił na lewo i prawo, to jeszcze chce mnie okraść po śmierci?! Ba! Nawet nie chce mu się ruszyć swojego <text:span text:style-name="T19">leniwego dupska </text:span>i przysyła jakąś dziewczynę!</text:p>
      <text:p text:style-name="P34"/>
      <text:p text:style-name="P30">- Przynajmniej nie jest to jakaś hiena cmentarna…</text:p>
      <text:p text:style-name="P30">- To twój wnuk, może chce mieć po tobie jakąś pamiątkę.</text:p>
      <text:p text:style-name="P30">- Nie wiem jakie stosunki was łączyły, ale twój wnuk pomoże mi tylko gdy przyniosę twój sygnet.</text:p>
      <text:p text:style-name="P23">- Oddaj mi ten pierścień, albo sama go wezmę.</text:p>
      <text:p text:style-name="P22"/>
      <text:p text:style-name="P22"/>
      <text:p text:style-name="P30">- Przynajmniej nie jest to jakaś hiena cmentarna…</text:p>
      <text:p text:style-name="P30">- Nie wiem, czy <text:span text:style-name="T17">nie wołałbym oddać tego sygnetu jakiemuś złodziejowi… Ale w sumie rodziny się nie wybiera… Mój syn miał trudności z wychowaniem tego bachora, zawsze się nie słuchał i robił po swojemu. </text:span></text:p>
      <text:p text:style-name="P30"/>
      <text:p text:style-name="P30"/>
      <text:p text:style-name="P30">- To twój wnuk, może chce mieć po tobie jakąś pamiątkę.</text:p>
      <text:p text:style-name="P33">- Tak, oczywiście. Gdy przez ostanie pięć lat przed moją śmiercią marudził i pytał o to, czy przepiszę mu w testamencie moją ziemie i chatę w wiosce też było spowodowanego jego troską o to żeby mieć jak mnie zapamiętać…</text:p>
      <text:p text:style-name="P33">- Domu w wiosce jeszcze nie sprzedał, jeśli o to ci chodzi. Może jednak <text:span text:style-name="T18">się zmienił po twojej śmierci.</text:span></text:p>
      <text:p text:style-name="P32">- Nie wykluczone, choć po tym jak wyglądało jego życie przed moją śmiercią, nie jestem do tego zbytnio przekonany… Ale może masz racje, przynajmniej chciałbym tak myśleć. Weź proszę w takim razie ten pierścień i zanieś mu. I tak mi się już nie przyda, a tradycja naszej rodziny będzie podtrzymana, </text:p>
      <text:p text:style-name="P30"/>
      <text:p text:style-name="P30"/>
      <text:p text:style-name="P30">- Nie wiem jakie stosunki was łączyły, ale twój wnuk pomoże mi tylko gdy przyniosę twój sygnet.</text:p>
      <text:p text:style-name="P31">- Czyli jednak się nie zmienił… Nie oddam mu mojego pierścienia. Nie jest tego godzien, pierścień powinien był trafić do mojego syna.</text:p>
      <text:p text:style-name="P31"/>
      <text:p text:style-name="P29">- Daj mi ten pierścień, muszę go oddać twojemu wnukowi.</text:p>
      <text:p text:style-name="P29">- Dobrze, oddam pierścień twojemu synowi i tak zamierzam dostać się do zamku.</text:p>
      <text:p text:style-name="P29">- Potrzebuję tego sygnetu do wywiązania się z umowy.</text:p>
      <text:p text:style-name="P29"/>
      <text:p text:style-name="P29"/>
      <text:p text:style-name="P29">- Daj mi ten pierścień, muszę go oddać twojemu wnukowi.</text:p>
      <text:p text:style-name="P29">- Przykro mi, nie wiem jakie intencje cię kierują, ale nie oddam ci go…</text:p>
      <text:p text:style-name="P14">I kończąc te słowa dziadek znika, <text:span text:style-name="T20">a my nie możemy zabrać sygnetu</text:span></text:p>
      <text:p text:style-name="P30"/>
      <text:p text:style-name="P22"/>
      <text:p text:style-name="P28">- Dobrze, oddam pierścień twojemu synowi i tak zamierzam dostać się do zamku.</text:p>
      <text:p text:style-name="P26"><text:soft-page-break/>- Hmm… skąd mam mieć pewność, że nie chcesz mnie zwieść i albo zabierzesz ten pierścień dla siebie, albo oddasz go Antoniemu?</text:p>
      <text:p text:style-name="P26"/>
      <text:p text:style-name="P26">- Musisz mi zaufać, co masz do stracenia?</text:p>
      <text:p text:style-name="P26">- Nie będziesz miał pewności, moje słowo też nie da ci gwarancji, ale to prawdopodobnie jedyna możliwość, aby <text:span text:style-name="T21">pierścień mógł trafić w ręce twojego syna.</text:span></text:p>
      <text:p text:style-name="P23"/>
      <text:p text:style-name="P25"/>
      <text:p text:style-name="P25">- Musisz mi zaufać, co masz do stracenia?</text:p>
      <text:p text:style-name="P27">- Bezpieczeństwo rodowitego sygnetu, który był przekazywany od mego dziada pradziada. Lepiej żeby został tutaj niż został zbezczeszczany przez byle kogo, kto go założy, bądź też zhańbiony przez tego imbecyla Antoniego. <text:span text:style-name="T22">Żegnaj…</text:span></text:p>
      <text:p text:style-name="P12">Duch znika, a wraz z nim pierścień (nie możemy go znaleźć)</text:p>
      <text:p text:style-name="P23"/>
      <text:p text:style-name="P23"/>
      <text:p text:style-name="P25">- Nie będziesz miał pewności, moje słowo też nie da ci gwarancji, ale to prawdopodobnie jedyna możliwość, aby <text:span text:style-name="T21">pierścień mógł trafić w ręce twojego syna.</text:span></text:p>
      <text:p text:style-name="P24">- Prawda to, a ty mówisz bez ogródek, co podoba mi się. Dobrze, proszę o to sygnet, zabierz go do mego syna <text:span text:style-name="T1">IMIE</text:span> i oddaj go mu by tradycja została potrzymana. Żegnaj i uważaj na siebie…</text:p>
      <text:p text:style-name="P12">Otrzymujemy pierścień, a duch znika</text:p>
      <text:p text:style-name="P23"/>
      <text:p text:style-name="P23"/>
      <text:p text:style-name="P23"/>
      <text:p text:style-name="P23">- Oddaj mi ten pierścień, albo sama go wezmę.</text:p>
      <text:p text:style-name="P23">- Jak śmiesz! Jesteś złodziejką! Giń!</text:p>
      <text:p text:style-name="P13">Rozpoczyna się walka z dziadkiem/hordą szkieletów</text:p>
      <text:p text:style-name="P12">Pierścienia nie możemy znaleźć po walce.</text:p>
      <text:p text:style-name="P22"/>
      <text:p text:style-name="P22"/>
      <text:p text:style-name="P22"/>
      <text:p text:style-name="P22"/>
      <text:p text:style-name="P20">Wersja, gdy Antoni jest oszustem</text:p>
      <text:p text:style-name="P20"/>
      <text:p text:style-name="P20">- Kto taki?! Jaki wnuk?! Nie mam wnuka, mój syn zmarł nim zdążył się związać z jakąkolwiek niewiastą!</text:p>
      <text:p text:style-name="P20">- Mówił, że jest ze szlacheckiego rodu, że <text:span text:style-name="T16">posiadacie swój dom w zamku jak i w wiosce, że pomagałeś tutejszym chłopom w rozbudowie ich wioski, że umarłeś gdy od wyjechał.</text:span></text:p>
      <text:p text:style-name="P21">- To co o mnie mówisz, to prawda. Miałem dom w zamku, posiadałem chatę w wiosce i wspomagałem ich w codziennych trudach, ale żyłem sam! Trzy lata przed śmiercią sprzedałem mój dom w zamku i zamieszkałem na stałe w wiosce. Tamtejsi mieszkańcy mnie szanowali, słuchali moich rad, z szacunku pochowali mnie tutaj! A teraz przychodzi do mnie dziewczyna i próbuje mnie okraść i wmawia, że to w szczytnym celu oddania pamiątki wnukowi?! Giń!</text:p>
      <text:p text:style-name="P20"/>
      <text:p text:style-name="P20"/>
      <text:p text:style-name="P20"/>
      <text:p text:style-name="P20"/>
      <text:p text:style-name="P20"/>
      <text:p text:style-name="P20"/>
      <text:p text:style-name="P20"/>
      <text:p text:style-name="P20"/>
      <text:p text:style-name="P20"/>
      <text:p text:style-name="P20"/>
      <text:p text:style-name="P1"><text:soft-page-break/>Wracamy do Antoniego (mamy pierścień)</text:p>
      <text:p text:style-name="P1"/>
      <text:p text:style-name="P1">- Jesteś już, i jak?</text:p>
      <text:p text:style-name="P1"/>
      <text:p text:style-name="P1">- Oto sygnet. (Oddajemy pierścień)</text:p>
      <text:p text:style-name="P1">- Niestety nie znalazłam pierścienia, <text:span text:style-name="T23">ktoś musiał ograbić grób twojego dziadka.</text:span></text:p>
      <text:p text:style-name="P1">- <text:span text:style-name="T23">Rozmawiałam z duchem twojego dziadka, </text:span></text:p>
      <text:p text:style-name="P1"/>
      <text:p text:style-name="P1"/>
      <text:p text:style-name="P1"/>
      <text:p text:style-name="P1"/>
      <text:p text:style-name="P1">Wracamy do Antoniego (nie mamy pierścienia)</text:p>
      <text:p text:style-name="P1"/>
      <text:p text:style-name="P1">- Jesteś już, i jak?</text:p>
      <text:p text:style-name="P1"/>
      <text:p text:style-name="P1">- </text:p>
      <text:p text:style-name="P1">- </text:p>
      <text:p text:style-name="P1">- </text:p>
      <text:p text:style-name="P1"/>
      <text:p text:style-name="P1"/>
      <text:p text:style-name="P1"/>
      <text:p text:style-name="P1"/>
      <text:p text:style-name="P1"/>
      <text:p text:style-name="P1"/>
      <text:p text:style-name="P1"/>
      <text:p text:style-name="P1"/>
      <text:p text:style-name="P1"/>
      <text:p text:style-name="P1"/>
      <text:p text:style-name="P19">Przed rozmową ze Sołtysem</text:p>
      <text:p text:style-name="P16">- Wybacz, nie rozmawiamy z obcymi</text:p>
      <text:p text:style-name="P1"/>
      <text:p text:style-name="P19">Rozmowa z rolnikiem</text:p>
      <text:p text:style-name="P1"/>
      <text:p text:style-name="P19">- Witaj</text:p>
      <text:p text:style-name="P19">- Dobry, dobry. Słyszałem o tobie, Sołtys nie ufa byle komu.</text:p>
      <text:p text:style-name="P19">- A ty?</text:p>
      <text:p text:style-name="P19">- A ja to człowiek uczciwy i dobroduszny. I o to też liczę od każdego w stosunku do mnie. Słuchaj, bo mam prośbę, bo mój syn jest chory i nie ma mi kto pomóc przy polu. Plony małe, ale są. Potrzebuję pomocy przy zebraniu rzepy. Ja już nie te lata mam i męczy mnie to ciągłe schylanie. Mogłabyś mi ją zebrać? Oczywiście ci to wynagrodzę i nawet podwójnie. Bo i złotem zapłacę, a i dobre słowo o tobie powiem Sołtysowi.</text:p>
      <text:p text:style-name="P19"/>
      <text:p text:style-name="P19">- Oczywiście pomogę ci.</text:p>
      <text:p text:style-name="P19">- Przykro mi, nie mam teraz czasu.</text:p>
      <text:p text:style-name="P17"/>
      <text:p text:style-name="P17"/>
      <text:p text:style-name="P18">- Oczywiście pomogę ci.</text:p>
      <text:p text:style-name="P16">- Dziękuje, dobra z ciebie dziewczyna.</text:p>
      <text:p text:style-name="P16"/>
      <text:p text:style-name="P18">- Przykro mi, nie mam teraz czasu.</text:p>
      <text:p text:style-name="P16">- Rozumiem, gdybyś zmieniła zdanie, to jeszcze trochę czasu ta praca mi zajmie.</text:p>
      <text:p text:style-name="P1"/>
      <text:p text:style-name="P11"><text:soft-page-break/>Gdy nie zgodzimy się od razu, a przyjdziemy znów do rolnika.</text:p>
      <text:p text:style-name="P16">- Witaj.</text:p>
      <text:p text:style-name="P16">- Dobry, dobry.</text:p>
      <text:p text:style-name="P16"/>
      <text:p text:style-name="P16">- Potrzebujesz jeszcze pomocy?</text:p>
      <text:p text:style-name="P16">- Musze już iść.</text:p>
      <text:p text:style-name="P1"/>
      <text:p text:style-name="P1"/>
      <text:p text:style-name="P16">- Potrzebujesz jeszcze pomocy?</text:p>
      <text:p text:style-name="P15">- Jeszcze, trochę plonów do zebrania zostało. Przyda się każda pomoc</text:p>
      <text:p text:style-name="P15"/>
      <text:p text:style-name="P15"/>
      <text:p text:style-name="P10">Po wykonaniu zadania </text:p>
      <text:p text:style-name="P15">- Zebrałam już plony, o to one.</text:p>
      <text:p text:style-name="P15">- Dziękuję za pomoc. Proszę weź tą skromną sakiewkę za swoją pracę. A i zaraz też pójdę do Sołtysa i wspomnę kilka dobrych słów o tobie.</text:p>
      <text:p text:style-name="P1"/>
      <text:p text:style-name="P10">Otrzymujemy trochę złota</text:p>
      <text:p text:style-name="P1"/>
      <text:p text:style-name="P1"/>
      <text:p text:style-name="P1"/>
      <text:p text:style-name="P1"/>
      <text:p text:style-name="P1"/>
      <text:p text:style-name="P1"/>
      <text:p text:style-name="P1"/>
      <text:p text:style-name="P1"/>
      <text:p text:style-name="P1"/>
      <text:p text:style-name="P9">Krypta, podchodzimy do jednego ze sarkofagów/ nagrobka/ coś w tym stylu, najlepiej gdyby się świecił (np. lekkim błękitem) żeby gracza tam przyciągało, chyba, ze monolog aktywuje się od razu po wejściu do krypy w cutscence.</text:p>
      <text:p text:style-name="P1"/>
      <text:p text:style-name="P9">Nasza bohaterka zaczyna monolog:</text:p>
      <text:p text:style-name="P1"/>
      <text:p text:style-name="P8">Tutaj spoczywa <text:span text:style-name="T1">[Jakieś imię, czytane z tabliczki]</text:span>, znam to imię… było zapisane w jeden ze starych ksiąg genealogicznych mojego rodu… <text:span text:style-name="T24">z dopiskiem „nie przeszedł próby”. Nie był jedną osobą w księgach z takim dopiskiem. Od wieków moja rodzina posiada tradycje, w której to każdy kto osiąga wiek pełnoletności, czyli po ukończeniu 20 lat, zostaje poddany próbie. Próbie, która ma sprawdzić czy jesteśmy godni przystąpienia służby Strażnika Magii. Jesteśmy wyrzucani ze statku na pełne morze, gdzie przeżywalność już nie jest za wielka. Ale jeśli ma się wystarczająco szczęścia i fale wyrzucą na brzeg zanim osoba poddana próbie utonie, bądź umrze z wycieczenia. Kolejny problemem jest wyspa na którą nas wyrzuci morze… Ja miałam szczęście, gdyby nie karczmarz, który żył pustelniczym życiem na tamtej niewielkiej wyspie, musiałabym sama w jakiś sposób się z niej wydostać. Wielu z nas trafia z reguły na bezludnej wyspie, których jest tutaj pełno. W miarę dobrze, gdy wyspa jest zielona i można znaleźć na niej jedzenie, coś upolować albo zerwać z drzewa, w kilka dni można zbudować tratwę i przygotować się na dalszą podróż. Niestety są też wyspy jałowe, na których znajdują się same kamienie, lub nawet czynne wulkany. Kolejnym etapem próby jest dostanie się tutaj, do Rines. To już też kwestia szczęścia, jak daleko zostaniemy wyrzuceni ze statku od tej krainy i jak pokierują nas fale, wyrzucając na jedną z bliżach wysp, bądź dalszych… Tu rozpoczyna się nasza prawdziwa próba, misja, w której to musimy dostać się do świątyni znajdującej się na terenie zamku, zejść do tamtejszych katakumb i zabrać jeden z znajdujących się tam </text:span><text:span text:style-name="T2">kryształów/pereł</text:span><text:span text:style-name="T24">. Niektórzy mogli by powiedzieć, że nie jest to trudne, ale nie licząc takich przeciwności jak zamknięta brama do odwołania, to tutejsi władcy nie lubią zbytnio </text:span><text:soft-page-break/><text:span text:style-name="T24">nas, Strażników. Gdy już przejdziemy próby i zostajemy Strażnikami Magii, jesteśmy praktycznie nietykalni. Karą za zabicie Strażnika jest śmierć niezależnie od statusu społecznego, dla naszego rodu nie ma znaczenia czy jesteś chłopem czy władcą wielkiego kraju, czeka cię ta sama śmierć w męczarniach. Strażnicy chronią magii na </text:span><text:span text:style-name="T28">ziemi</text:span><text:span text:style-name="T24"> od wieków. Gdy są wysyłani na misje, każdy ma obowiązek zapewnić pomoc, dach nad głową i ugościć przy stole. Zajmujemy się różnymi sprawami, czasami jakiś potwór wysysa energię magiczną z danego miejsca, przez co wszystko wokół umiera, czasami trzeba ustabilizować moc specjalnymi rytuałami, żeby nie doszło do jakiś wyładowań, które mogły by stworzyć wyłomy do piekielnych miejsc. Nie mieszamy się nigdy do polityki, ani do wojen prowadzonych między krajami. Nie obchodzą nas sprawy przyziemne, dopóki nikt nie próbuje ingerować w strukturę magii.</text:span></text:p>
      <text:p text:style-name="P7">Problemem jest fakt, że nietykalność nie obowiązuje <text:span text:style-name="T25">członków rodu, którzy nie przeszli jeszcze próby i nie dostąpili rytuału inicjacji. A większość społeczeństwa choć nasz szanuje, zapewne ze strachu, to cholernie nienawidzi i życzy nam śmierci… Słyszałam już wiele historii, w której to moi krewni wchodzili do zamku, a straż z rozkazu władcy aresztowała ich, i słuch po nich </text:span><text:span text:style-name="T29">znikał</text:span><text:span text:style-name="T25">… </text:span></text:p>
      <text:p text:style-name="P6">Ten grób jest zapewne tej nienawiści przykładem. Przynajmniej go pochowali w tej krypcie, a nie wrzucili jego ciała do pierwszej lepszej dziury w ziemi… </text:p>
      <text:p text:style-name="P5">Jako <text:span text:style-name="T27">dziecko nie mogłam doczekać się próby i rozpoczęcia życia jako Strażnik Magii. Ale gdy zacząłem zgłębiać historię naszego rodu miałam coraz większe wątpliwości, teraz zastanawiam się czy ta próba jest warta poświęcenia tylu osób… brak możliwości wyboru, czy chcemy podjąć się próby. W naszej rodzinie nie ma miejsca dla słabych jednostek, a jedyną możliwością jest zostanie Strażnikiem. </text:span></text:p>
      <text:p text:style-name="P4">Muszę być ostrożna… nie mogę się zdradzić po co tutaj naprawdę przybyłam, dostać się do zamku, a następnie niepostrzeżenie lub <text:span text:style-name="T26">podstępem dostać się do świątyni…</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Nieśmiertelna klątwa (2)</text:p>
      <text:p text:style-name="P2"/>
      <text:p text:style-name="P2">- O wita, udało ci się dotrzeć na ziemie Risen.</text:p>
      <text:p text:style-name="P2">- Tak, i mam dla ciebie paczkę.<text:tab/>// oddajemy mu paczkę</text:p>
      <text:p text:style-name="P2">- O dzięki, nie pamiętam kiedy coś ostatnio dostałem…</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l" fo:country="PL" style:letter-kerning="true" style:font-name-asian="SimSun" style:font-size-asian="12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3T22:24:08.294000000</meta:creation-date>
    <dc:date>2019-03-16T12:33:19.270000000</dc:date>
    <meta:editing-duration>PT3H9M33S</meta:editing-duration>
    <meta:editing-cycles>27</meta:editing-cycles>
    <meta:generator>LibreOffice/5.3.0.3$Windows_x86 LibreOffice_project/7074905676c47b82bbcfbea1aeefc84afe1c50e1</meta:generator>
    <meta:document-statistic meta:table-count="0" meta:image-count="0" meta:object-count="0" meta:page-count="11" meta:paragraph-count="214" meta:word-count="3848" meta:character-count="23045" meta:non-whitespace-character-count="19396"/>
  </office:meta>
</office:document-meta>
</file>